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office:value-type="string">
            <text:p>URL</text:p>
          </table:table-cell>
        </table:table-row>
        <table:table-row table:style-name="ro1">
          <table:table-cell office:value-type="string">
            <text:p>Disney Research</text:p>
          </table:table-cell>
          <table:table-cell office:value-type="string">
            <text:p>http://www.disneyresearch.com/</text:p>
          </table:table-cell>
        </table:table-row>
        <table:table-row table:style-name="ro1">
          <table:table-cell office:value-type="string">
            <text:p>Microdoft Research</text:p>
          </table:table-cell>
          <table:table-cell office:value-type="string">
            <text:p>http://research.microsoft.com/en-us/</text:p>
          </table:table-cell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10/06/2015</text:date>, <text:time>19:0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5:52</meta:creation-date>
    <dc:date>2015-06-10T19:08:23</dc:date>
    <dc:creator>Juste Raimbault</dc:creator>
    <meta:editing-duration>PT2M32S</meta:editing-duration>
    <meta:editing-cycles>1</meta:editing-cycles>
    <meta:document-statistic meta:table-count="3" meta:cell-count="6" meta:object-count="0"/>
    <meta:generator>OpenOffice/4.1.1$Unix OpenOffice.org_project/411m6$Build-9775</meta:generator>
  </office:meta>
</office:document-meta>
</file>